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ERVICIOS GENERALES SANTA URSULA S.A.C.</text:span></text:p>
      <text:p text:style-name="P3"><text:span text:style-name="T6">CANT. TOTAL DE CAJAS: 4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4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HUAS</text:span></text:p>
      <text:p text:style-name="P6"/>
      <text:p text:style-name="P6">Recojo: <text:span text:style-name="T3">VIZA RAMOS, BELISA MARIBEL</text:span></text:p>
      <text:p text:style-name="P6">Recojo: <text:span text:style-name="T3">VIZA RAMOS, JESUS ISIDRO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5:20:1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